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400000197AB753B0DF436D225.png" manifest:media-type="image/png"/>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0FB00000078E0C4B4BDC09359DE.png" manifest:media-type="image/png"/>
  <manifest:file-entry manifest:full-path="Pictures/10000201000000CD0000009A8D1E8624C1E9E9F8.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107000000A67E5306955D865E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9a919b"/>
    </style:style>
    <style:style style:name="P4" style:family="paragraph" style:parent-style-name="Footer">
      <style:paragraph-properties fo:text-align="center" style:justify-single-word="false"/>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919b"/>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9a919b"/>
    </style:style>
    <style:style style:name="P15" style:family="paragraph" style:parent-style-name="Text_20_body">
      <style:paragraph-properties fo:margin-top="0cm" fo:margin-bottom="0cm" style:contextual-spacing="false"/>
      <style:text-properties officeooo:paragraph-rsid="039a919b"/>
    </style:style>
    <style:style style:name="P16" style:family="paragraph" style:parent-style-name="Horizontal_20_Line">
      <style:text-properties officeooo:paragraph-rsid="039a919b"/>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Heading_20_2">
      <style:text-properties officeooo:paragraph-rsid="039a919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904d9"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730c3" style:font-size-asian="10pt" style:font-size-complex="10pt"/>
    </style:style>
    <style:style style:name="T6" style:family="text">
      <style:text-properties fo:font-size="10pt" officeooo:rsid="039539ca"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8b6531" style:font-size-asian="10pt" style:font-size-complex="10pt"/>
    </style:style>
    <style:style style:name="T10" style:family="text">
      <style:text-properties fo:font-size="10pt" officeooo:rsid="039c9fdc"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5" style:family="text">
      <style:text-properties officeooo:rsid="038f6ea6"/>
    </style:style>
    <style:style style:name="T16" style:family="text">
      <style:text-properties officeooo:rsid="03905edc"/>
    </style:style>
    <style:style style:name="T17" style:family="text">
      <style:text-properties officeooo:rsid="0392364e"/>
    </style:style>
    <style:style style:name="T18" style:family="text">
      <style:text-properties officeooo:rsid="039c9fd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4"><text:s/>1<text:span text:style-name="T18">0</text:span>.1.14 Editors - Composito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2</text:a></text:p>
          <text:p text:style-name="P13"><text:a xlink:type="simple" xlink:href="#__RefHeading___Toc378_2696781067" text:style-name="Index_20_Link" text:visited-style-name="Index_20_Link">List of Node Groups<text:tab/>3</text:a></text:p>
        </text:index-body>
      </text:table-of-content>
      <text:p text:style-name="P3"/>
      <table:table table:name="Tabelle3" table:style-name="Tabelle3">
        <table:table-column table:style-name="Tabelle3.A"/>
        <table:table-row table:style-name="TableLine2133383194624">
          <table:table-cell table:style-name="Tabelle3.A1" office:value-type="string">
            <text:h text:style-name="P17" text:outline-level="1"><text:bookmark-start text:name="__RefHeading___Toc1324_2343488134"/><text:span text:style-name="T12">A</text:span><text:span text:style-name="T13">dd</text:span><text:span text:style-name="T11"> menu - </text:span><text:span text:style-name="T13">G</text:span><text:span text:style-name="T14">roup</text:span><text:bookmark-end text:name="__RefHeading___Toc1324_2343488134"/></text:h>
          </table:table-cell>
        </table:table-row>
      </table:table>
      <text:p text:style-name="P2"><draw:frame draw:style-name="fr1" draw:name="Bild23" text:anchor-type="paragraph" svg:y="0.432cm" svg:width="4.249cm" svg:height="2.03cm" draw:z-index="0"><draw:image xlink:href="Pictures/10000201000000FB00000078E0C4B4BDC09359DE.png" xlink:type="simple" xlink:show="embed" xlink:actuate="onLoad" draw:mime-type="image/png"/></draw:frame></text:p>
      <text:p text:style-name="P5">Node groups allows you to group different nodes of the material together to reduce the visual complexity.<text:span text:style-name="T16"> A node group acts like any other node. </text:span></text:p>
      <text:p text:style-name="P10">Material node groups should not include Input nodes<text:span text:style-name="T16">,</text:span> like Image nodes<text:span text:style-name="T16">,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5">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4CDD7CAA5314E32D.png" xlink:type="simple" xlink:show="embed" xlink:actuate="onLoad" draw:mime-type="image/png"/></draw:frame><draw:frame draw:style-name="fr3" draw:name="Bild2" text:anchor-type="paragraph" svg:x="9.317cm" svg:y="-0.145cm" svg:width="6.669cm" svg:height="3.66cm" draw:z-index="2"><draw:image xlink:href="Pictures/100002010000029100000168CE034977F6C9810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text:soft-page-break/>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2010000027000000174E659790CCD5EDD11.png" xlink:type="simple" xlink:show="embed" xlink:actuate="onLoad" draw:mime-type="image/png"/></draw:frame><draw:frame draw:style-name="fr1" draw:name="Bild4" text:anchor-type="paragraph" svg:y="0.12cm" svg:width="4.129cm" svg:height="6.89cm" draw:z-index="4"><draw:image xlink:href="Pictures/10000201000000F400000197AB753B0DF436D22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201000000CD0000009A8D1E8624C1E9E9F8.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201000000D8000000501F0878CE3E34541C.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201000001CE000000DB2552792B8339B935.png" xlink:type="simple" xlink:show="embed" xlink:actuate="onLoad" draw:mime-type="image/png"/></draw:frame></text:p>
      <text:p text:style-name="P8">The group can be renamed in the sidebar in the Item tab<text:span text:style-name="T15"> and in the Properties tab</text:span> in the Node panel<text:span text:style-name="T15">.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16"/>
      <text:h text:style-name="P18" text:outline-level="2"><text:bookmark-start text:name="__RefHeading___Toc1026_98473519"/>Group Input<text:bookmark-end text:name="__RefHeading___Toc1026_98473519"/></text:h>
      <text:p text:style-name="P11">Adds a Group Input node. This node is usually already part of a new created group.</text:p>
      <text:h text:style-name="P18" text:outline-level="2"><text:bookmark-start text:name="__RefHeading___Toc1028_98473519"/>Group Output<text:bookmark-end text:name="__RefHeading___Toc1028_98473519"/></text:h>
      <text:p text:style-name="P11">Adds a Group Output node. This node is usually already part of a new created group.</text:p>
      <text:p text:style-name="Horizontal_20_Line"><text:soft-page-break/></text:p>
      <text:h text:style-name="Heading_20_2" text:outline-level="2"><draw:frame draw:style-name="fr1" draw:name="Bild8" text:anchor-type="paragraph" svg:y="0.377cm" svg:width="4.45cm" svg:height="2.81cm" draw:z-index="8"><draw:image xlink:href="Pictures/1000020100000107000000A67E5306955D865ECC.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7">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c9fdc"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730c3" style:font-size-asian="10pt" style:font-size-complex="10pt"/>
    </style:style>
    <style:style style:name="MT6" style:family="text">
      <style:text-properties fo:font-size="10pt" officeooo:rsid="039539ca"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1</text:span><text:span text:style-name="MT5">4</text:span><text:span text:style-name="MT2"> Editors - C</text:span><text:span text:style-name="MT6">ompositor</text:span><text:span text:style-name="MT2"> Editor - Header - A</text:span><text:span text:style-name="MT7">dd</text:span><text:span text:style-name="MT2"> Menu</text:span><text:span text:style-name="MT8"> - G</text:span><text:span text:style-name="MT9">roup</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5M20S</meta:editing-duration>
    <meta:editing-cycles>820</meta:editing-cycles>
    <meta:generator>LibreOffice/7.0.4.2$Windows_X86_64 LibreOffice_project/dcf040e67528d9187c66b2379df5ea4407429775</meta:generator>
    <dc:date>2021-05-03T18:00:08.618000000</dc:date>
    <meta:document-statistic meta:table-count="2" meta:image-count="10" meta:object-count="0" meta:page-count="3" meta:paragraph-count="30" meta:word-count="371" meta:character-count="1931" meta:non-whitespace-character-count="1586"/>
    <meta:template xlink:type="simple" xlink:actuate="onRequest" xlink:title="standard1cm" xlink:href="../../../AppData/Roaming/LibreOffice/4/user/template/standard1cm.ott" meta:date="2016-03-29T10:15:31.334000000"/>
  </office:meta>
</office:document-meta>
</file>